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1d072" officeooo:paragraph-rsid="0001d072"/>
    </style:style>
    <style:style style:name="P2" style:family="paragraph" style:parent-style-name="Standard">
      <style:paragraph-properties fo:text-align="center" style:justify-single-word="false"/>
      <style:text-properties officeooo:rsid="0001d072" officeooo:paragraph-rsid="0001d072"/>
    </style:style>
    <style:style style:name="P3" style:family="paragraph" style:parent-style-name="Standard">
      <style:paragraph-properties fo:text-align="start" style:justify-single-word="false"/>
      <style:text-properties officeooo:rsid="0001d072" officeooo:paragraph-rsid="0001d07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ylor Dugger</text:p>
      <text:p text:style-name="P1">CPRE 308 Project 1</text:p>
      <text:p text:style-name="P2">Lab Report</text:p>
      <text:p text:style-name="P3"/>
      <text:p text:style-name="P3"><text:tab/>This project required a lot of learning and thought before I could complete it. It was the first lab where we had to make something on our own, with much guidance from the lab document. So on the first things I learned was figuring out how to split a line entered up into different arguments. This was a crucial step, as I could figure out easily how to enter stuff but you have to split it up, so you know what the user wants to do. So I had to research how to create a char list that had dynamic size. I didn’t want to waste a bunch of space (even though for this project it probably wouldn’t have mattered) so I had to create a dynamic char list that changed if the input was too large. First I had to figure out what the delimiters should be, spaces and new lines are usually good for this task. Then you had to go through the entered line and add each argument in separated by delimiters. I also had to check if the size was too big at any point compared to my list that I was storing in. So this part of the lab took some time to figure out and I learned quite a bit in this part. </text:p>
      <text:p text:style-name="P3"><text:tab/>Some of the forking and child stuff was a little complicated, but the past labs gave me a nice understanding of this. So the function start() in my code wasn’t as hard as it might have been. Everything else like making the functions for cd and exit for example was easy. As all you had to do was make an execute() function that searched through my list of predefined terms and then ran it. I did have some trouble with get() and set() and those still don’t work. Honestly I can’t figure it out, as I think my code should work (There’s more detail on this in my comments in the code). Other than that I think this project works quite nicely, there were a few tricky spots where it took some time to figure out. Otherwise it just took time to write it all up and think of how to do i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9:14:17.951696362</meta:creation-date>
    <dc:date>2016-09-29T19:24:48.042469824</dc:date>
    <meta:editing-duration>PT6S</meta:editing-duration>
    <meta:editing-cycles>1</meta:editing-cycles>
    <meta:document-statistic meta:table-count="0" meta:image-count="0" meta:object-count="0" meta:page-count="1" meta:paragraph-count="5" meta:word-count="380" meta:character-count="1914" meta:non-whitespace-character-count="1535"/>
    <meta:generator>LibreOffice/5.1.4.2$Linux_X86_64 LibreOffice_project/10m0$Build-2</meta:generator>
  </office:meta>
</office:document-meta>
</file>